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639.67pt" svg:y="76.79pt">
            <loext:p draw:notify-on-update-of-ranges="Sheet1.F2:Sheet1.F11 Sheet1.A2:Sheet1.A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670.82pt" svg:y="353.11pt">
            <loext:p draw:notify-on-update-of-ranges="Sheet1.G2:Sheet1.G11 Sheet1.B2:Sheet1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 X</text:p>
          </table:table-cell>
          <table:table-cell office:value-type="string" calcext:value-type="string">
            <text:p>Block Y</text:p>
          </table:table-cell>
          <table:table-cell office:value-type="string" calcext:value-type="string">
            <text:p>Camera U</text:p>
          </table:table-cell>
          <table:table-cell office:value-type="string" calcext:value-type="string">
            <text:p>Camera V</text:p>
          </table:table-cell>
          <table:table-cell/>
          <table:table-cell office:value-type="string" calcext:value-type="string">
            <text:p>Rotated U</text:p>
          </table:table-cell>
          <table:table-cell office:value-type="string" calcext:value-type="string">
            <text:p>Rotated V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604.93" calcext:value-type="float">
            <text:p>604.93</text:p>
          </table:table-cell>
          <table:table-cell office:value-type="float" office:value="16.72" calcext:value-type="float">
            <text:p>16.72</text:p>
          </table:table-cell>
          <table:table-cell/>
          <table:table-cell table:formula="of:=[.$F$37]*[.C2]+[.$G$37]*[.D2]" office:value-type="float" office:value="589.981404592884" calcext:value-type="float">
            <text:p>589.9814045929</text:p>
          </table:table-cell>
          <table:table-cell table:formula="of:=[.$F$38]*[.C2]+[.$G$38]*[.D2]" office:value-type="float" office:value="134.69151990607" calcext:value-type="float">
            <text:p>134.6915199061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.2" calcext:value-type="float">
            <text:p>1.2</text:p>
          </table:table-cell>
          <table:table-cell office:value-type="float" office:value="7.498" calcext:value-type="float">
            <text:p>7.498</text:p>
          </table:table-cell>
          <table:table-cell office:value-type="float" office:value="14.87" calcext:value-type="float">
            <text:p>14.87</text:p>
          </table:table-cell>
          <table:table-cell/>
          <table:table-cell table:formula="of:=[.$F$37]*[.C3]+[.$G$37]*[.D3]" office:value-type="float" office:value="4.44540605752393" calcext:value-type="float">
            <text:p>4.4454060575</text:p>
          </table:table-cell>
          <table:table-cell table:formula="of:=[.$F$38]*[.C3]+[.$G$38]*[.D3]" office:value-type="float" office:value="16.0491516593161" calcext:value-type="float">
            <text:p>16.0491516593</text:p>
          </table:table-cell>
          <table:table-cell/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-0.1" calcext:value-type="float">
            <text:p>-0.1</text:p>
          </table:table-cell>
          <table:table-cell office:value-type="float" office:value="27.874" calcext:value-type="float">
            <text:p>27.874</text:p>
          </table:table-cell>
          <table:table-cell office:value-type="float" office:value="428.39" calcext:value-type="float">
            <text:p>428.39</text:p>
          </table:table-cell>
          <table:table-cell/>
          <table:table-cell table:formula="of:=[.$F$37]*[.C4]+[.$G$37]*[.D4]" office:value-type="float" office:value="-56.4359943566599" calcext:value-type="float">
            <text:p>-56.4359943567</text:p>
          </table:table-cell>
          <table:table-cell table:formula="of:=[.$F$38]*[.C4]+[.$G$38]*[.D4]" office:value-type="float" office:value="425.570124088822" calcext:value-type="float">
            <text:p>425.570124088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5" calcext:value-type="float">
            <text:p>-0.5</text:p>
          </table:table-cell>
          <table:table-cell office:value-type="float" office:value="615.54" calcext:value-type="float">
            <text:p>615.54</text:p>
          </table:table-cell>
          <table:table-cell office:value-type="float" office:value="456.94" calcext:value-type="float">
            <text:p>456.94</text:p>
          </table:table-cell>
          <table:table-cell/>
          <table:table-cell table:formula="of:=[.$F$37]*[.C5]+[.$G$37]*[.D5]" office:value-type="float" office:value="514.301353519902" calcext:value-type="float">
            <text:p>514.3013535199</text:p>
          </table:table-cell>
          <table:table-cell table:formula="of:=[.$F$38]*[.C5]+[.$G$38]*[.D5]" office:value-type="float" office:value="568.487267199184" calcext:value-type="float">
            <text:p>568.48726719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.78" calcext:value-type="float">
            <text:p>492.78</text:p>
          </table:table-cell>
          <table:table-cell office:value-type="float" office:value="315.34" calcext:value-type="float">
            <text:p>315.34</text:p>
          </table:table-cell>
          <table:table-cell/>
          <table:table-cell table:formula="of:=[.$F$37]*[.C6]+[.$G$37]*[.D6]" office:value-type="float" office:value="421.601342438575" calcext:value-type="float">
            <text:p>421.6013424386</text:p>
          </table:table-cell>
          <table:table-cell table:formula="of:=[.$F$38]*[.C6]+[.$G$38]*[.D6]" office:value-type="float" office:value="405.615275913015" calcext:value-type="float">
            <text:p>405.6152759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.73" calcext:value-type="float">
            <text:p>93.73</text:p>
          </table:table-cell>
          <table:table-cell office:value-type="float" office:value="50.84" calcext:value-type="float">
            <text:p>50.84</text:p>
          </table:table-cell>
          <table:table-cell/>
          <table:table-cell table:formula="of:=[.$F$37]*[.C7]+[.$G$37]*[.D7]" office:value-type="float" office:value="81.9786316163178" calcext:value-type="float">
            <text:p>81.9786316163</text:p>
          </table:table-cell>
          <table:table-cell table:formula="of:=[.$F$38]*[.C7]+[.$G$38]*[.D7]" office:value-type="float" office:value="68.1874068895134" calcext:value-type="float">
            <text:p>68.1874068895</text:p>
          </table:table-cell>
          <table:table-cell/>
        </table:table-row>
        <table:table-row table:style-name="ro1">
          <table:table-cell table:number-columns-repeated="2" office:value-type="float" office:value="0.75" calcext:value-type="float">
            <text:p>0.75</text:p>
          </table:table-cell>
          <table:table-cell office:value-type="float" office:value="359.14" calcext:value-type="float">
            <text:p>359.14</text:p>
          </table:table-cell>
          <table:table-cell office:value-type="float" office:value="83.31" calcext:value-type="float">
            <text:p>83.31</text:p>
          </table:table-cell>
          <table:table-cell/>
          <table:table-cell table:formula="of:=[.$F$37]*[.C8]+[.$G$37]*[.D8]" office:value-type="float" office:value="335.915009940614" calcext:value-type="float">
            <text:p>335.9150099406</text:p>
          </table:table-cell>
          <table:table-cell table:formula="of:=[.$F$38]*[.C8]+[.$G$38]*[.D8]" office:value-type="float" office:value="151.931569453478" calcext:value-type="float">
            <text:p>151.9315694535</text:p>
          </table:table-cell>
          <table:table-cell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292.94" calcext:value-type="float">
            <text:p>292.94</text:p>
          </table:table-cell>
          <table:table-cell office:value-type="float" office:value="182.9" calcext:value-type="float">
            <text:p>182.9</text:p>
          </table:table-cell>
          <table:table-cell/>
          <table:table-cell table:formula="of:=[.$F$37]*[.C9]+[.$G$37]*[.D9]" office:value-type="float" office:value="251.518223110545" calcext:value-type="float">
            <text:p>251.5182231105</text:p>
          </table:table-cell>
          <table:table-cell table:formula="of:=[.$F$38]*[.C9]+[.$G$38]*[.D9]" office:value-type="float" office:value="236.653411222645" calcext:value-type="float">
            <text:p>236.6534112226</text:p>
          </table:table-cell>
          <table:table-cell/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226.89" calcext:value-type="float">
            <text:p>226.89</text:p>
          </table:table-cell>
          <table:table-cell office:value-type="float" office:value="282.67" calcext:value-type="float">
            <text:p>282.67</text:p>
          </table:table-cell>
          <table:table-cell/>
          <table:table-cell table:formula="of:=[.$F$37]*[.C10]+[.$G$37]*[.D10]" office:value-type="float" office:value="167.233341249953" calcext:value-type="float">
            <text:p>167.23334125</text:p>
          </table:table-cell>
          <table:table-cell table:formula="of:=[.$F$38]*[.C10]+[.$G$38]*[.D10]" office:value-type="float" office:value="321.581110412874" calcext:value-type="float">
            <text:p>321.5811104129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10.11" calcext:value-type="float">
            <text:p>210.11</text:p>
          </table:table-cell>
          <table:table-cell office:value-type="float" office:value="199.76" calcext:value-type="float">
            <text:p>199.76</text:p>
          </table:table-cell>
          <table:table-cell/>
          <table:table-cell table:formula="of:=[.$F$37]*[.C11]+[.$G$37]*[.D11]" office:value-type="float" office:value="166.990388076883" calcext:value-type="float">
            <text:p>166.9903880769</text:p>
          </table:table-cell>
          <table:table-cell table:formula="of:=[.$F$38]*[.C11]+[.$G$38]*[.D11]" office:value-type="float" office:value="236.990463921931" calcext:value-type="float">
            <text:p>236.9904639219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Determining Pixel to Meter ratio (using point 1 as origin)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meters from origin</text:p>
          </table:table-cell>
          <table:table-cell table:style-name="ce1" office:value-type="string" calcext:value-type="string">
            <text:p>pixels from origin</text:p>
          </table:table-cell>
          <table:table-cell table:style-name="ce1" office:value-type="string" calcext:value-type="string">
            <text:p>pixels per meter</text:p>
          </table:table-cell>
          <table:table-cell/>
        </table:table-row>
        <table:table-row table:style-name="ro1">
          <table:table-cell table:formula="of:=[.A3]-[.$A$2]" office:value-type="float" office:value="-1.8" calcext:value-type="float">
            <text:p>-1.8</text:p>
          </table:table-cell>
          <table:table-cell table:formula="of:=[.B3]-[.$B$2]" office:value-type="float" office:value="0.4" calcext:value-type="float">
            <text:p>0.4</text:p>
          </table:table-cell>
          <table:table-cell table:formula="of:=[.C3]-[.$C$2]" office:value-type="float" office:value="-597.432" calcext:value-type="float">
            <text:p>-597.432</text:p>
          </table:table-cell>
          <table:table-cell table:formula="of:=[.D3]-[.$D$2]" office:value-type="float" office:value="-1.85" calcext:value-type="float">
            <text:p>-1.85</text:p>
          </table:table-cell>
          <table:table-cell table:formula="of:=([.A16]^2+[.B16]^2)^0.5" office:value-type="float" office:value="1.84390889145858" calcext:value-type="float">
            <text:p>1.8439088915</text:p>
          </table:table-cell>
          <table:table-cell table:formula="of:=([.C16]^2+[.D16]^2)^0.5" office:value-type="float" office:value="597.434864335854" calcext:value-type="float">
            <text:p>597.4348643359</text:p>
          </table:table-cell>
          <table:table-cell table:formula="of:=[.F16]/[.E16]" office:value-type="float" office:value="324.004546593009" calcext:value-type="float">
            <text:p>324.004546593</text:p>
          </table:table-cell>
          <table:table-cell/>
        </table:table-row>
        <table:table-row table:style-name="ro1">
          <table:table-cell table:formula="of:=[.A4]-[.$A$2]" office:value-type="float" office:value="-1.85" calcext:value-type="float">
            <text:p>-1.85</text:p>
          </table:table-cell>
          <table:table-cell table:formula="of:=[.B4]-[.$B$2]" office:value-type="float" office:value="-0.9" calcext:value-type="float">
            <text:p>-0.9</text:p>
          </table:table-cell>
          <table:table-cell table:formula="of:=[.C4]-[.$C$2]" office:value-type="float" office:value="-577.056" calcext:value-type="float">
            <text:p>-577.056</text:p>
          </table:table-cell>
          <table:table-cell table:formula="of:=[.D4]-[.$D$2]" office:value-type="float" office:value="411.67" calcext:value-type="float">
            <text:p>411.67</text:p>
          </table:table-cell>
          <table:table-cell table:formula="of:=([.A17]^2+[.B17]^2)^0.5" office:value-type="float" office:value="2.0573040611441" calcext:value-type="float">
            <text:p>2.0573040611</text:p>
          </table:table-cell>
          <table:table-cell table:formula="of:=([.C17]^2+[.D17]^2)^0.5" office:value-type="float" office:value="708.848232018674" calcext:value-type="float">
            <text:p>708.8482320187</text:p>
          </table:table-cell>
          <table:table-cell table:formula="of:=[.F17]/[.E17]" office:value-type="float" office:value="344.552001527899" calcext:value-type="float">
            <text:p>344.5520015279</text:p>
          </table:table-cell>
          <table:table-cell/>
        </table:table-row>
        <table:table-row table:style-name="ro1">
          <table:table-cell table:formula="of:=[.A5]-[.$A$2]" office:value-type="float" office:value="-0.2" calcext:value-type="float">
            <text:p>-0.2</text:p>
          </table:table-cell>
          <table:table-cell table:formula="of:=[.B5]-[.$B$2]" office:value-type="float" office:value="-1.3" calcext:value-type="float">
            <text:p>-1.3</text:p>
          </table:table-cell>
          <table:table-cell table:formula="of:=[.C5]-[.$C$2]" office:value-type="float" office:value="10.61" calcext:value-type="float">
            <text:p>10.61</text:p>
          </table:table-cell>
          <table:table-cell table:formula="of:=[.D5]-[.$D$2]" office:value-type="float" office:value="440.22" calcext:value-type="float">
            <text:p>440.22</text:p>
          </table:table-cell>
          <table:table-cell table:formula="of:=([.A18]^2+[.B18]^2)^0.5" office:value-type="float" office:value="1.31529464379659" calcext:value-type="float">
            <text:p>1.3152946438</text:p>
          </table:table-cell>
          <table:table-cell table:formula="of:=([.C18]^2+[.D18]^2)^0.5" office:value-type="float" office:value="440.347840348968" calcext:value-type="float">
            <text:p>440.347840349</text:p>
          </table:table-cell>
          <table:table-cell table:formula="of:=[.F18]/[.E18]" office:value-type="float" office:value="334.79026347884" calcext:value-type="float">
            <text:p>334.7902634788</text:p>
          </table:table-cell>
          <table:table-cell/>
        </table:table-row>
        <table:table-row table:style-name="ro1">
          <table:table-cell table:formula="of:=[.A6]-[.$A$2]" office:value-type="float" office:value="-0.5" calcext:value-type="float">
            <text:p>-0.5</text:p>
          </table:table-cell>
          <table:table-cell table:formula="of:=[.B6]-[.$B$2]" office:value-type="float" office:value="-0.8" calcext:value-type="float">
            <text:p>-0.8</text:p>
          </table:table-cell>
          <table:table-cell table:formula="of:=[.C6]-[.$C$2]" office:value-type="float" office:value="-112.15" calcext:value-type="float">
            <text:p>-112.15</text:p>
          </table:table-cell>
          <table:table-cell table:formula="of:=[.D6]-[.$D$2]" office:value-type="float" office:value="298.62" calcext:value-type="float">
            <text:p>298.62</text:p>
          </table:table-cell>
          <table:table-cell table:formula="of:=([.A19]^2+[.B19]^2)^0.5" office:value-type="float" office:value="0.943398113205661" calcext:value-type="float">
            <text:p>0.9433981132</text:p>
          </table:table-cell>
          <table:table-cell table:formula="of:=([.C19]^2+[.D19]^2)^0.5" office:value-type="float" office:value="318.985151535303" calcext:value-type="float">
            <text:p>318.9851515353</text:p>
          </table:table-cell>
          <table:table-cell table:formula="of:=[.F19]/[.E19]" office:value-type="float" office:value="338.123584380928" calcext:value-type="float">
            <text:p>338.1235843809</text:p>
          </table:table-cell>
          <table:table-cell/>
        </table:table-row>
        <table:table-row table:style-name="ro1">
          <table:table-cell table:formula="of:=[.A7]-[.$A$2]" office:value-type="float" office:value="-1.5" calcext:value-type="float">
            <text:p>-1.5</text:p>
          </table:table-cell>
          <table:table-cell table:formula="of:=[.B7]-[.$B$2]" office:value-type="float" office:value="0.2" calcext:value-type="float">
            <text:p>0.2</text:p>
          </table:table-cell>
          <table:table-cell table:formula="of:=[.C7]-[.$C$2]" office:value-type="float" office:value="-511.2" calcext:value-type="float">
            <text:p>-511.2</text:p>
          </table:table-cell>
          <table:table-cell table:formula="of:=[.D7]-[.$D$2]" office:value-type="float" office:value="34.12" calcext:value-type="float">
            <text:p>34.12</text:p>
          </table:table-cell>
          <table:table-cell table:formula="of:=([.A20]^2+[.B20]^2)^0.5" office:value-type="float" office:value="1.51327459504216" calcext:value-type="float">
            <text:p>1.513274595</text:p>
          </table:table-cell>
          <table:table-cell table:formula="of:=([.C20]^2+[.D20]^2)^0.5" office:value-type="float" office:value="512.337402889932" calcext:value-type="float">
            <text:p>512.3374028899</text:p>
          </table:table-cell>
          <table:table-cell table:formula="of:=[.F20]/[.E20]" office:value-type="float" office:value="338.56208553852" calcext:value-type="float">
            <text:p>338.5620855385</text:p>
          </table:table-cell>
          <table:table-cell/>
        </table:table-row>
        <table:table-row table:style-name="ro1">
          <table:table-cell table:formula="of:=[.A8]-[.$A$2]" office:value-type="float" office:value="-0.75" calcext:value-type="float">
            <text:p>-0.75</text:p>
          </table:table-cell>
          <table:table-cell table:formula="of:=[.B8]-[.$B$2]" office:value-type="float" office:value="-0.05" calcext:value-type="float">
            <text:p>-0.05</text:p>
          </table:table-cell>
          <table:table-cell table:formula="of:=[.C8]-[.$C$2]" office:value-type="float" office:value="-245.79" calcext:value-type="float">
            <text:p>-245.79</text:p>
          </table:table-cell>
          <table:table-cell table:formula="of:=[.D8]-[.$D$2]" office:value-type="float" office:value="66.59" calcext:value-type="float">
            <text:p>66.59</text:p>
          </table:table-cell>
          <table:table-cell table:formula="of:=([.A21]^2+[.B21]^2)^0.5" office:value-type="float" office:value="0.751664818918645" calcext:value-type="float">
            <text:p>0.7516648189</text:p>
          </table:table-cell>
          <table:table-cell table:formula="of:=([.C21]^2+[.D21]^2)^0.5" office:value-type="float" office:value="254.650647358297" calcext:value-type="float">
            <text:p>254.6506473583</text:p>
          </table:table-cell>
          <table:table-cell table:formula="of:=[.F21]/[.E21]" office:value-type="float" office:value="338.782181830249" calcext:value-type="float">
            <text:p>338.7821818302</text:p>
          </table:table-cell>
          <table:table-cell/>
        </table:table-row>
        <table:table-row table:style-name="ro1">
          <table:table-cell table:formula="of:=[.A9]-[.$A$2]" office:value-type="float" office:value="-1" calcext:value-type="float">
            <text:p>-1</text:p>
          </table:table-cell>
          <table:table-cell table:formula="of:=[.B9]-[.$B$2]" office:value-type="float" office:value="-0.3" calcext:value-type="float">
            <text:p>-0.3</text:p>
          </table:table-cell>
          <table:table-cell table:formula="of:=[.C9]-[.$C$2]" office:value-type="float" office:value="-311.99" calcext:value-type="float">
            <text:p>-311.99</text:p>
          </table:table-cell>
          <table:table-cell table:formula="of:=[.D9]-[.$D$2]" office:value-type="float" office:value="166.18" calcext:value-type="float">
            <text:p>166.18</text:p>
          </table:table-cell>
          <table:table-cell table:formula="of:=([.A22]^2+[.B22]^2)^0.5" office:value-type="float" office:value="1.04403065089106" calcext:value-type="float">
            <text:p>1.0440306509</text:p>
          </table:table-cell>
          <table:table-cell table:formula="of:=([.C22]^2+[.D22]^2)^0.5" office:value-type="float" office:value="353.487697805737" calcext:value-type="float">
            <text:p>353.4876978057</text:p>
          </table:table-cell>
          <table:table-cell table:formula="of:=[.F22]/[.E22]" office:value-type="float" office:value="338.579808460646" calcext:value-type="float">
            <text:p>338.5798084606</text:p>
          </table:table-cell>
          <table:table-cell/>
        </table:table-row>
        <table:table-row table:style-name="ro1">
          <table:table-cell table:formula="of:=[.A10]-[.$A$2]" office:value-type="float" office:value="-1.25" calcext:value-type="float">
            <text:p>-1.25</text:p>
          </table:table-cell>
          <table:table-cell table:formula="of:=[.B10]-[.$B$2]" office:value-type="float" office:value="-0.55" calcext:value-type="float">
            <text:p>-0.55</text:p>
          </table:table-cell>
          <table:table-cell table:formula="of:=[.C10]-[.$C$2]" office:value-type="float" office:value="-378.04" calcext:value-type="float">
            <text:p>-378.04</text:p>
          </table:table-cell>
          <table:table-cell table:formula="of:=[.D10]-[.$D$2]" office:value-type="float" office:value="265.95" calcext:value-type="float">
            <text:p>265.95</text:p>
          </table:table-cell>
          <table:table-cell table:formula="of:=([.A23]^2+[.B23]^2)^0.5" office:value-type="float" office:value="1.36565002837477" calcext:value-type="float">
            <text:p>1.3656500284</text:p>
          </table:table-cell>
          <table:table-cell table:formula="of:=([.C23]^2+[.D23]^2)^0.5" office:value-type="float" office:value="462.216014542984" calcext:value-type="float">
            <text:p>462.216014543</text:p>
          </table:table-cell>
          <table:table-cell table:formula="of:=[.F23]/[.E23]" office:value-type="float" office:value="338.458613070186" calcext:value-type="float">
            <text:p>338.4586130702</text:p>
          </table:table-cell>
          <table:table-cell/>
        </table:table-row>
        <table:table-row table:style-name="ro1">
          <table:table-cell table:formula="of:=[.A11]-[.$A$2]" office:value-type="float" office:value="-1.25" calcext:value-type="float">
            <text:p>-1.25</text:p>
          </table:table-cell>
          <table:table-cell table:formula="of:=[.B11]-[.$B$2]" office:value-type="float" office:value="-0.3" calcext:value-type="float">
            <text:p>-0.3</text:p>
          </table:table-cell>
          <table:table-cell table:formula="of:=[.C11]-[.$C$2]" office:value-type="float" office:value="-394.82" calcext:value-type="float">
            <text:p>-394.82</text:p>
          </table:table-cell>
          <table:table-cell table:formula="of:=[.D11]-[.$D$2]" office:value-type="float" office:value="183.04" calcext:value-type="float">
            <text:p>183.04</text:p>
          </table:table-cell>
          <table:table-cell table:formula="of:=([.A24]^2+[.B24]^2)^0.5" office:value-type="float" office:value="1.28549601321824" calcext:value-type="float">
            <text:p>1.2854960132</text:p>
          </table:table-cell>
          <table:table-cell table:formula="of:=([.C24]^2+[.D24]^2)^0.5" office:value-type="float" office:value="435.185562720088" calcext:value-type="float">
            <text:p>435.1855627201</text:p>
          </table:table-cell>
          <table:table-cell table:formula="of:=[.F24]/[.E24]" office:value-type="float" office:value="338.535132155408" calcext:value-type="float">
            <text:p>338.535132155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AVERAGE([.G19:.G24])" office:value-type="float" office:value="338.50690090599" calcext:value-type="float">
            <text:p>338.506900906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Determing Angular Offset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Origin Poi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292.94" calcext:value-type="float">
            <text:p>292.94</text:p>
          </table:table-cell>
          <table:table-cell office:value-type="float" office:value="182.9" calcext:value-type="float">
            <text:p>18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7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376.29" calcext:value-type="float">
            <text:p>376.29</text:p>
          </table:table-cell>
          <table:table-cell office:value-type="float" office:value="166.28" calcext:value-type="float">
            <text:p>166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tracted</text:p>
          </table:table-cell>
          <table:table-cell table:number-columns-repeated="4"/>
          <table:table-cell office:value-type="string" calcext:value-type="string">
            <text:p>Rotation Matrix</text:p>
          </table:table-cell>
          <table:table-cell table:number-columns-repeated="2"/>
        </table:table-row>
        <table:table-row table:style-name="ro1">
          <table:table-cell table:formula="of:=[.A35]-[.A33]" office:value-type="float" office:value="0.25" calcext:value-type="float">
            <text:p>0.25</text:p>
          </table:table-cell>
          <table:table-cell table:formula="of:=[.B35]-[.B33]" office:value-type="float" office:value="0" calcext:value-type="float">
            <text:p>0</text:p>
          </table:table-cell>
          <table:table-cell table:formula="of:=[.C35]-[.C33]" office:value-type="float" office:value="83.35" calcext:value-type="float">
            <text:p>83.35</text:p>
          </table:table-cell>
          <table:table-cell table:formula="of:=[.D35]-[.D33]" office:value-type="float" office:value="-16.62" calcext:value-type="float">
            <text:p>-16.62</text:p>
          </table:table-cell>
          <table:table-cell/>
          <table:table-cell table:formula="of:=COS(-1*[.C41])" office:value-type="float" office:value="0.980693646862609" calcext:value-type="float">
            <text:p>0.9806936469</text:p>
          </table:table-cell>
          <table:table-cell table:formula="of:=-1*SIN(-1*[.C41])" office:value-type="float" office:value="-0.19555043084411" calcext:value-type="float">
            <text:p>-0.1955504308</text:p>
          </table:table-cell>
          <table:table-cell/>
        </table:table-row>
        <table:table-row table:style-name="ro1">
          <table:table-cell office:value-type="string" calcext:value-type="string">
            <text:p>Normalized</text:p>
          </table:table-cell>
          <table:table-cell table:number-columns-repeated="4"/>
          <table:table-cell table:formula="of:=SIN(-1*[.C41])" office:value-type="float" office:value="0.19555043084411" calcext:value-type="float">
            <text:p>0.1955504308</text:p>
          </table:table-cell>
          <table:table-cell table:formula="of:=COS(-1*[.C41])" office:value-type="float" office:value="0.980693646862609" calcext:value-type="float">
            <text:p>0.9806936469</text:p>
          </table:table-cell>
          <table:table-cell/>
        </table:table-row>
        <table:table-row table:style-name="ro1">
          <table:table-cell table:formula="of:=[.A37]/(SQRT([.$A$37]^2+[.$B$37]^2))" office:value-type="float" office:value="1" calcext:value-type="float">
            <text:p>1</text:p>
          </table:table-cell>
          <table:table-cell table:formula="of:=[.B37]/(SQRT([.$A$37]^2+[.$B$37]^2))" office:value-type="float" office:value="0" calcext:value-type="float">
            <text:p>0</text:p>
          </table:table-cell>
          <table:table-cell table:formula="of:=[.C37]/(SQRT([.$C$37]^2+[.$D$37]^2))" office:value-type="float" office:value="0.980693646862609" calcext:value-type="float">
            <text:p>0.9806936469</text:p>
          </table:table-cell>
          <table:table-cell table:formula="of:=[.D37]/(SQRT([.$C$37]^2+[.$D$37]^2))" office:value-type="float" office:value="-0.19555043084411" calcext:value-type="float">
            <text:p>-0.19555043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table:formula="of:=ATAN([.D39]/[.C39])" office:value-type="float" office:value="-0.196818685649387" calcext:value-type="float">
            <text:p>-0.1968186856</text:p>
          </table:table-cell>
          <table:table-cell office:value-type="string" calcext:value-type="string">
            <text:p>radians</text:p>
          </table:table-cell>
          <table:table-cell table:number-columns-repeated="4"/>
        </table:table-row>
        <table:table-row table:style-name="ro1" table:number-rows-repeated="12">
          <table:table-cell table:number-columns-repeated="8"/>
        </table:table-row>
        <table:table-row table:style-name="ro2">
          <table:table-cell table:number-columns-repeated="6"/>
          <table:table-cell table:style-name="ce2" office:value-type="string" calcext:value-type="string">
            <text:p>Block Orientation (Gazebo)</text:p>
          </table:table-cell>
          <table:table-cell table:style-name="ce2" office:value-type="string" calcext:value-type="string">
            <text:p>Block Orientation (ROS Node)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017" calcext:value-type="float">
            <text:p>2.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20:05:21.762189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7:10:15.394973854</meta:creation-date>
    <meta:editing-duration>PT51M11S</meta:editing-duration>
    <meta:editing-cycles>6</meta:editing-cycles>
    <meta:generator>LibreOffice/5.1.6.2$Linux_X86_64 LibreOffice_project/10m0$Build-2</meta:generator>
    <dc:date>2018-11-29T20:15:37.196340514</dc:date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title svg:x="5.706cm" svg:y="0.316cm" chart:style-name="ch2">
          <text:p>Camera U vs. Block X</text:p>
        </chart:title>
        <chart:subtitle svg:x="6.751cm" svg:y="1.275cm" chart:style-name="ch3">
          <text:p>After Rotation</text:p>
        </chart:subtitle>
        <chart:plot-area chart:style-name="ch4" table:cell-range-address="Sheet1.F2:Sheet1.F11 Sheet1.A2:Sheet1.A11" svg:x="1.33cm" svg:y="2.138cm" svg:width="14.349cm" svg:height="5.707cm">
          <chartooo:coordinate-region svg:x="1.661cm" svg:y="2.337cm" svg:width="13.738cm" svg:height="5.309cm"/>
          <chart:axis chart:dimension="x" chart:name="primary-x" chart:style-name="ch5">
            <chart:title svg:x="7.15cm" svg:y="8.025cm" chart:style-name="ch6">
              <text:p>Camera X - Pixels</text:p>
            </chart:title>
          </chart:axis>
          <chart:axis chart:dimension="y" chart:name="primary-y" chart:style-name="ch5">
            <chart:title svg:x="0.451cm" svg:y="6.212cm" chart:style-name="ch7">
              <text:p>Block X - meters</text:p>
            </chart:title>
            <chart:grid chart:style-name="ch8" chart:class="major"/>
          </chart:axis>
          <chart:series chart:style-name="ch9" chart:values-cell-range-address="Sheet1.A2:Sheet1.A11" chart:class="chart:scatter">
            <chart:domain table:cell-range-address="Sheet1.F2:Sheet1.F11"/>
            <chart:regression-curve chart:style-name="ch10">
              <chart:equation chart:display-equation="true" chart:display-r-square="true" svg:x="4.224cm" svg:y="2.381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9.981404592884">
                <text:p>589.981404592884</text:p>
                <draw:g>
                  <svg:desc>Sheet1.F2:Sheet1.F11</svg:desc>
                </draw:g>
              </table:table-cell>
              <table:table-cell office:value-type="float" office:value="1.5">
                <text:p>1.5</text:p>
                <draw:g>
                  <svg:desc>Sheet1.A2:Sheet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4540605752393">
                <text:p>4.4454060575239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6.4359943566599">
                <text:p>-56.435994356659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.301353519902">
                <text:p>514.30135351990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601342438575">
                <text:p>421.601342438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9786316163178">
                <text:p>81.978631616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.915009940614">
                <text:p>335.9150099406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.518223110545">
                <text:p>251.5182231105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.233341249953">
                <text:p>167.23334124995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.990388076883">
                <text:p>166.9903880768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title svg:x="5.733cm" svg:y="0.316cm" chart:style-name="ch2">
          <text:p>Camera V vs. Block Y</text:p>
        </chart:title>
        <chart:subtitle svg:x="6.751cm" svg:y="1.275cm" chart:style-name="ch3">
          <text:p>After Rotation</text:p>
        </chart:subtitle>
        <chart:plot-area chart:style-name="ch4" table:cell-range-address="Sheet1.G2:Sheet1.G11 Sheet1.B2:Sheet1.B11" svg:x="1.33cm" svg:y="2.138cm" svg:width="14.349cm" svg:height="5.707cm">
          <chartooo:coordinate-region svg:x="2.163cm" svg:y="2.337cm" svg:width="13.236cm" svg:height="5.309cm"/>
          <chart:axis chart:dimension="x" chart:name="primary-x" chart:style-name="ch5">
            <chart:title svg:x="7.15cm" svg:y="8.025cm" chart:style-name="ch6">
              <text:p>Camera V - Pixels</text:p>
            </chart:title>
          </chart:axis>
          <chart:axis chart:dimension="y" chart:name="primary-y" chart:style-name="ch5">
            <chart:title svg:x="0.451cm" svg:y="6.186cm" chart:style-name="ch7">
              <text:p>Block Y - meters</text:p>
            </chart:title>
            <chart:grid chart:style-name="ch8" chart:class="major"/>
          </chart:axis>
          <chart:series chart:style-name="ch9" chart:values-cell-range-address="Sheet1.B2:Sheet1.B11" chart:class="chart:scatter">
            <chart:domain table:cell-range-address="Sheet1.G2:Sheet1.G11"/>
            <chart:regression-curve chart:style-name="ch10">
              <chart:equation chart:display-equation="true" chart:display-r-square="true" svg:x="7.873cm" svg:y="3.408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69151990607">
                <text:p>134.69151990607</text:p>
                <draw:g>
                  <svg:desc>Sheet1.G2:Sheet1.G11</svg:desc>
                </draw:g>
              </table:table-cell>
              <table:table-cell office:value-type="float" office:value="0.8">
                <text:p>0.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0491516593161">
                <text:p>16.049151659316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.570124088822">
                <text:p>425.57012408882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8.487267199184">
                <text:p>568.48726719918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.615275913015">
                <text:p>405.61527591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1874068895134">
                <text:p>68.1874068895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.931569453478">
                <text:p>151.9315694534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.653411222645">
                <text:p>236.6534112226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.581110412874">
                <text:p>321.5811104128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.990463921931">
                <text:p>236.99046392193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